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9.001cm" table:align="margins"/>
    </style:style>
    <style:style style:name="Tabla7.A" style:family="table-column">
      <style:table-column-properties style:column-width="19.001cm" style:rel-column-width="65535*"/>
    </style:style>
    <style:style style:name="Tabla7.A1" style:family="table-cell">
      <style:table-cell-properties fo:padding="0.097cm" fo:border="0.05pt solid #000000"/>
    </style:style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fo:padding="0.097cm" fo:border="0.05pt solid #000000"/>
    </style:style>
    <style:style style:name="Tabla8" style:family="table">
      <style:table-properties style:width="19.001cm" table:align="margins"/>
    </style:style>
    <style:style style:name="Tabla8.A" style:family="table-column">
      <style:table-column-properties style:column-width="19.001cm" style:rel-column-width="65535*"/>
    </style:style>
    <style:style style:name="Tabla8.A1" style:family="table-cell">
      <style:table-cell-properties fo:padding="0.097cm" fo:border="0.05pt solid #000000"/>
    </style:style>
    <style:style style:name="P1" style:family="paragraph" style:parent-style-name="Standard">
      <loext:graphic-properties draw:fill="solid" draw:fill-color="#ccccff" draw:opacity="100%"/>
      <style:paragraph-properties fo:break-before="page" fo:background-color="#ccccff"/>
      <style:text-properties fo:color="#000000" loext:opacity="100%" style:font-name="Arial" fo:font-size="9pt" fo:language="es" fo:country="ES" fo:font-weight="bold" officeooo:rsid="0174d27e" officeooo:paragraph-rsid="0182e6f7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2e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90a2a" officeooo:paragraph-rsid="0182e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82e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 style:list-style-name="L1">
      <style:text-properties officeooo:paragraph-rsid="0182e6f7"/>
    </style:style>
    <style:style style:name="P6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82e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2e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f960b" officeooo:paragraph-rsid="0182e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text-properties fo:color="#000000" loext:opacity="100%" style:font-name="Courier New" fo:font-size="10pt" fo:language="es" fo:country="ES" fo:font-weight="bold" officeooo:rsid="01921698" officeooo:paragraph-rsid="0182e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 style:list-style-name="L2">
      <loext:graphic-properties draw:fill="none" draw:fill-gradient-name="gradient" draw:fill-hatch-name="hatch"/>
      <style:paragraph-properties fo:margin-left="0.499cm" fo:margin-right="0cm" fo:margin-top="0cm" fo:margin-bottom="0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86546" officeooo:paragraph-rsid="0184665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90a2a" officeooo:paragraph-rsid="01865e3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865e3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 style:list-style-name="L1">
      <style:text-properties officeooo:paragraph-rsid="01865e32"/>
    </style:style>
    <style:style style:name="P14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865e3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Courier New" fo:font-size="10pt" fo:language="es" fo:country="ES" fo:font-weight="bold" officeooo:rsid="01921698" officeooo:paragraph-rsid="01865e3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 style:list-style-name="L3">
      <loext:graphic-properties draw:fill="none" draw:fill-gradient-name="gradient" draw:fill-hatch-name="hatch"/>
      <style:paragraph-properties fo:margin-left="0.499cm" fo:margin-right="0cm" fo:margin-top="0cm" fo:margin-bottom="0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b86546" officeooo:paragraph-rsid="01865e3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865e3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 style:list-style-name="L2">
      <loext:graphic-properties draw:fill="none" draw:fill-hatch-name="hatch"/>
      <style:paragraph-properties fo:margin-left="0.499cm" fo:margin-right="0cm" fo:margin-top="0cm" fo:margin-bottom="0cm" style:contextual-spacing="false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3c319" officeooo:paragraph-rsid="0182e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loext:graphic-properties draw:fill="none" draw:fill-hatch-name="hatch"/>
      <style:paragraph-properties fo:margin-left="0cm" fo:margin-right="0cm" fo:margin-top="0cm" fo:margin-bottom="0cm" style:contextual-spacing="false" fo:text-indent="0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3c319" officeooo:paragraph-rsid="0182e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normal" officeooo:rsid="018e748a" officeooo:paragraph-rsid="0182e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19112bc" style:font-size-asian="10pt" style:font-size-complex="10pt"/>
    </style:style>
    <style:style style:name="T3" style:family="text">
      <style:text-properties fo:font-size="10pt" officeooo:rsid="01a712fe" style:font-size-asian="10pt" style:font-size-complex="10pt"/>
    </style:style>
    <style:style style:name="T4" style:family="text">
      <style:text-properties fo:font-size="10pt" fo:font-style="italic" officeooo:rsid="01a712fe" style:font-size-asian="10pt" style:font-style-asian="italic" style:font-size-complex="10pt" style:font-style-complex="italic"/>
    </style:style>
    <style:style style:name="T5" style:family="text">
      <style:text-properties officeooo:rsid="01a2ce7c"/>
    </style:style>
    <style:style style:name="T6" style:family="text">
      <style:text-properties fo:color="#ff00cc" loext:opacity="100%" officeooo:rsid="01a2ce7c"/>
    </style:style>
    <style:style style:name="T7" style:family="text">
      <style:text-properties officeooo:rsid="018fd709"/>
    </style:style>
    <style:style style:name="T8" style:family="text">
      <style:text-properties officeooo:rsid="01950d32"/>
    </style:style>
    <style:style style:name="T9" style:family="text">
      <style:text-properties officeooo:rsid="0191a9c1"/>
    </style:style>
    <style:style style:name="T10" style:family="text">
      <style:text-properties fo:color="#000000" loext:opacity="100%" style:font-name="Arial" fo:font-size="10pt" fo:language="es" fo:country="ES" fo:font-weight="normal" officeooo:rsid="0191a9c1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1" style:family="text">
      <style:text-properties fo:color="#000000" loext:opacity="100%" style:font-name="Arial" fo:font-size="10pt" fo:language="es" fo:country="ES" fo:font-weight="normal" officeooo:rsid="01950d32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2" style:family="text">
      <style:text-properties officeooo:rsid="01a45651"/>
    </style:style>
    <style:style style:name="T13" style:family="text">
      <style:text-properties officeooo:rsid="01865e32"/>
    </style:style>
    <style:style style:name="T14" style:family="text">
      <style:text-properties fo:color="#ff00cc" loext:opacity="100%" officeooo:rsid="01865e32"/>
    </style:style>
    <style:style style:name="T15" style:family="text">
      <style:text-properties officeooo:rsid="019a52c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DE </text:span><text:span text:style-name="T2">EXPRESIONES</text:span><text:span text:style-name="T3"> 3</text:span><text:span text:style-name="T4"> (COMPARACIONES DE IGUALDAD)</text:span></text:p>
      <text:p text:style-name="P2"/>
      <text:p text:style-name="P3">Igualdad estricta<text:span text:style-name="T5"> <text:s/></text:span><text:span text:style-name="T6">===</text:span><text:span text:style-name="T5"> </text:span></text:p>
      <text:p text:style-name="P4"><text:span text:style-name="T5">1</text:span>. <text:span text:style-name="T7">Dada</text:span><text:span text:style-name="T8">s</text:span><text:span text:style-name="T7"> la</text:span><text:span text:style-name="T8">s</text:span><text:span text:style-name="T7"> siguiente expresión</text:span><text:span text:style-name="T8">es</text:span><text:span text:style-name="T7"> en PHP</text:span><text:span text:style-name="T8">, para cada una a</text:span><text:span text:style-name="T9">plicando las reglas de</text:span><text:span text:style-name="T8"> </text:span><text:span text:style-name="T9">orden de agrupación</text:span><text:span text:style-name="T8"> (</text:span><text:span text:style-name="T9">precedencia y asociatividad</text:span><text:span text:style-name="T8">) y </text:span><text:span text:style-name="T9">orden de evaluación</text:span><text:span text:style-name="T8">:</text:span></text:p>
      <text:list xml:id="list112261567" text:style-name="L1">
        <text:list-item>
          <text:p text:style-name="P5"><text:span text:style-name="T10">pon paréntesis de forma que, sin modificar su funcionalidad, haga claro en qué orden se evalúa.</text:span><text:span text:style-name="T11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6" table:style-name="Tabla6">
        <table:table-column table:style-name="Tabla6.A"/>
        <table:table-row>
          <table:table-cell table:style-name="Tabla6.A1" office:value-type="string">
            <text:list xml:id="list3104890653" text:style-name="L2">
              <text:list-item text:start-value="1">
                <text:p text:style-name="P8">$a1 = (NULL === NULL['lo']['que']['sea']);</text:p>
                <text:p text:style-name="P8"/>
              </text:list-item>
              <text:list-item>
                <text:p text:style-name="P8">$a2 = null;</text:p>
                <text:p text:style-name="P8">$b2 = null;</text:p>
                <text:p text:style-name="P8">$c2 = $a2 ?? $b2 ?? "hola";</text:p>
                <text:p text:style-name="P8">$r2 = $c2 === "hola" ;</text:p>
                <text:p text:style-name="P8"/>
              </text:list-item>
              <text:list-item>
                <text:p text:style-name="P8">$a3 = null;</text:p>
                <text:p text:style-name="P8">$b3 = null;</text:p>
                <text:p text:style-name="P8">$r3 = "hola" ?? $b2 === null ;</text:p>
                <text:p text:style-name="P8"/>
              </text:list-item>
              <text:list-item>
                <text:p text:style-name="P8">$a4 = null;</text:p>
                <text:p text:style-name="P8">$b4 = null;</text:p>
                <text:p text:style-name="P8">$r4 = $a4 ?? "hola" === "hola" ?? $b4;</text:p>
                <text:p text:style-name="P8"/>
              </text:list-item>
              <text:list-item>
                <text:p text:style-name="P8">$a5 = null;</text:p>
                <text:p text:style-name="P8">$b5 = null;</text:p>
                <text:p text:style-name="P8">$r5 = ($a5 ?? "hola") === "hola" ?? $b5;</text:p>
                <text:p text:style-name="P8"/>
              </text:list-item>
              <text:list-item>
                <text:p text:style-name="P8">$r6 = "" === [];</text:p>
                <text:p text:style-name="P8"/>
              </text:list-item>
              <text:list-item>
                <text:p text:style-name="P8">$r7 = "0" === 0;</text:p>
                <text:p text:style-name="P8"/>
              </text:list-item>
              <text:list-item>
                <text:p text:style-name="P8">$r8 = "" === " ";</text:p>
                <text:p text:style-name="P8"/>
              </text:list-item>
              <text:list-item>
                <text:p text:style-name="P8">$r9 = "" === "" . "";</text:p>
                <text:p text:style-name="P8"/>
              </text:list-item>
              <text:list-item>
                <text:p text:style-name="P8">$r10 = true === 1;</text:p>
                <text:p text:style-name="P8"/>
              </text:list-item>
              <text:list-item>
                <text:p text:style-name="P8">$r11 = true === "1";</text:p>
                <text:p text:style-name="P8"/>
              </text:list-item>
              <text:list-item>
                <text:p text:style-name="P8">$r12 = true === "php";</text:p>
                <text:p text:style-name="P8"/>
              </text:list-item>
              <text:list-item>
                <text:p text:style-name="P8">$r13 = 0 === "";</text:p>
              </text:list-item>
            </text:list>
          </table:table-cell>
        </table:table-row>
      </table:table>
      <text:p text:style-name="P2"/>
      <text:p text:style-name="P2"/>
      <text:p text:style-name="P3">Igualdad <text:span text:style-name="T5">no </text:span>estricta<text:span text:style-name="T5"> <text:s/></text:span><text:span text:style-name="T6">==</text:span></text:p>
      <text:p text:style-name="P4"><text:span text:style-name="T12">2</text:span>. <text:span text:style-name="T7">Dada</text:span><text:span text:style-name="T8">s</text:span><text:span text:style-name="T7"> la</text:span><text:span text:style-name="T8">s</text:span><text:span text:style-name="T7"> siguiente expresión</text:span><text:span text:style-name="T8">es</text:span><text:span text:style-name="T7"> en PHP</text:span><text:span text:style-name="T8">, para cada una a</text:span><text:span text:style-name="T9">plicando las reglas de</text:span><text:span text:style-name="T8"> </text:span><text:span text:style-name="T9">orden de agrupación</text:span><text:span text:style-name="T8"> (</text:span><text:span text:style-name="T9">precedencia y asociatividad</text:span><text:span text:style-name="T8">) y </text:span><text:span text:style-name="T9">orden de evaluación</text:span><text:span text:style-name="T8">:</text:span></text:p>
      <text:list xml:id="list201652834560397" text:continue-list="list112261567" text:style-name="L1">
        <text:list-item>
          <text:p text:style-name="P5"><text:span text:style-name="T10">pon paréntesis de forma que, sin modificar su funcionalidad, haga claro en qué orden se evalúa.</text:span><text:span text:style-name="T11"> </text:span></text:p>
        </text:list-item>
        <text:list-item>
          <text:p text:style-name="P6">indica el valor resultante de la expresión y de las variables, si las hay</text:p>
        </text:list-item>
      </text:list>
      <text:p text:style-name="P9"/>
      <table:table table:name="Tabla7" table:style-name="Tabla7">
        <table:table-column table:style-name="Tabla7.A"/>
        <table:table-row>
          <table:table-cell table:style-name="Tabla7.A1" office:value-type="string">
            <text:list xml:id="list201653041067424" text:continue-list="list3104890653" text:style-name="L2">
              <text:list-item text:start-value="1">
                <text:p text:style-name="P10">$a1 = (NULL == NULL['lo']['que']['sea']);</text:p>
                <text:p text:style-name="P10"/>
              </text:list-item>
              <text:list-item>
                <text:p text:style-name="P10">$a2 = null;</text:p>
                <text:p text:style-name="P10">$b2 = null;</text:p>
                <text:p text:style-name="P10">$c2 = $a2 ?? $b2 ?? "hola";</text:p>
                <text:p text:style-name="P10">$r2 = $c2 == "hola" ;</text:p>
                <text:p text:style-name="P10"/>
              </text:list-item>
              <text:list-item>
                <text:p text:style-name="P10">$a3 = null;</text:p>
                <text:p text:style-name="P10">$b3 = null;</text:p>
                <text:p text:style-name="P10">$r3 = "hola" ?? $b2 == null ;</text:p>
                <text:p text:style-name="P10"/>
              </text:list-item>
              <text:list-item>
                <text:p text:style-name="P10">$a4 = null;</text:p>
                <text:p text:style-name="P10">$b4 = null;</text:p>
                <text:p text:style-name="P10"><text:soft-page-break/>$r4 = $a4 ?? "hola" == "hola" ?? $b4;</text:p>
                <text:p text:style-name="P10"/>
              </text:list-item>
              <text:list-item>
                <text:p text:style-name="P10">$a5 = null;</text:p>
                <text:p text:style-name="P10">$b5 = null;</text:p>
                <text:p text:style-name="P10">$r5 = ($a5 ?? "hola") == "hola" ?? $b5;</text:p>
                <text:p text:style-name="P10"/>
              </text:list-item>
              <text:list-item>
                <text:p text:style-name="P10">$r6 = "" == [];</text:p>
                <text:p text:style-name="P10"/>
              </text:list-item>
              <text:list-item>
                <text:p text:style-name="P10">$r7 = "0" == 0;</text:p>
                <text:p text:style-name="P10"/>
              </text:list-item>
              <text:list-item>
                <text:p text:style-name="P10">$r8 = "" == " ";</text:p>
                <text:p text:style-name="P10"/>
              </text:list-item>
              <text:list-item>
                <text:p text:style-name="P10">$r9 = "" == "" . "";</text:p>
                <text:p text:style-name="P10"/>
              </text:list-item>
              <text:list-item>
                <text:p text:style-name="P10">$r10 = true == 1;</text:p>
                <text:p text:style-name="P10"/>
              </text:list-item>
              <text:list-item>
                <text:p text:style-name="P10">$r11 = true == "1";</text:p>
                <text:p text:style-name="P10"/>
              </text:list-item>
              <text:list-item>
                <text:p text:style-name="P10">$r12 = true == "php";</text:p>
                <text:p text:style-name="P10"/>
              </text:list-item>
              <text:list-item>
                <text:p text:style-name="P10">$r13 = 0 == "";</text:p>
              </text:list-item>
            </text:list>
          </table:table-cell>
        </table:table-row>
      </table:table>
      <text:p text:style-name="P7"/>
      <text:p text:style-name="P7"/>
      <text:p text:style-name="P11">Igualdad <text:span text:style-name="T13">nave espacial</text:span><text:span text:style-name="T5"> </text:span><text:span text:style-name="T14">&lt;</text:span><text:span text:style-name="T6">=</text:span><text:span text:style-name="T14">&gt;</text:span></text:p>
      <text:p text:style-name="P12"><text:span text:style-name="T13">3</text:span>. <text:span text:style-name="T7">Dada</text:span><text:span text:style-name="T8">s</text:span><text:span text:style-name="T7"> la</text:span><text:span text:style-name="T8">s</text:span><text:span text:style-name="T7"> siguiente expresión</text:span><text:span text:style-name="T8">es</text:span><text:span text:style-name="T7"> en PHP</text:span><text:span text:style-name="T8">, para cada una a</text:span><text:span text:style-name="T9">plicando las reglas de</text:span><text:span text:style-name="T8"> </text:span><text:span text:style-name="T9">orden de agrupación</text:span><text:span text:style-name="T8"> (</text:span><text:span text:style-name="T9">precedencia y asociatividad</text:span><text:span text:style-name="T8">) y </text:span><text:span text:style-name="T9">orden de evaluación</text:span><text:span text:style-name="T8">:</text:span></text:p>
      <text:list xml:id="list201653497904504" text:continue-list="list201652834560397" text:style-name="L1">
        <text:list-item>
          <text:p text:style-name="P13"><text:span text:style-name="T10">pon paréntesis de forma que, sin modificar su funcionalidad, haga claro en qué orden se evalúa.</text:span><text:span text:style-name="T11"> </text:span></text:p>
        </text:list-item>
        <text:list-item>
          <text:p text:style-name="P14">indica el valor resultante de la expresión y de las variables, si las hay</text:p>
        </text:list-item>
      </text:list>
      <text:p text:style-name="P15"/>
      <table:table table:name="Tabla1" table:style-name="Tabla1">
        <table:table-column table:style-name="Tabla1.A"/>
        <table:table-row>
          <table:table-cell table:style-name="Tabla1.A1" office:value-type="string">
            <text:list text:style-name="L3">
              <text:list-item text:start-value="1">
                <text:p text:style-name="P16">$r1 = 1 &lt;=&gt; 3;</text:p>
                <text:p text:style-name="P16"/>
              </text:list-item>
              <text:list-item>
                <text:p text:style-name="P16">$r2 = 1 &lt;=&gt; -1;</text:p>
                <text:p text:style-name="P16"/>
              </text:list-item>
              <text:list-item>
                <text:p text:style-name="P16">$r3 = 3 &lt;=&gt; 3;</text:p>
                <text:p text:style-name="P16"/>
              </text:list-item>
              <text:list-item>
                <text:p text:style-name="P16">$r4 = null &lt;=&gt; null;</text:p>
                <text:p text:style-name="P16"/>
              </text:list-item>
              <text:list-item>
                <text:p text:style-name="P16">$r5 = "" &lt;=&gt; "";</text:p>
                <text:p text:style-name="P16"/>
              </text:list-item>
              <text:list-item>
                <text:p text:style-name="P16">$r6 = "abc" &lt;=&gt; "Abc";</text:p>
                <text:p text:style-name="P16"/>
              </text:list-item>
              <text:list-item>
                <text:p text:style-name="P16">$r7 = "Abc" &lt;=&gt; "abc";</text:p>
                <text:p text:style-name="P16"/>
              </text:list-item>
              <text:list-item>
                <text:p text:style-name="P16">$r8 = "" &lt;=&gt; [];</text:p>
                <text:p text:style-name="P16"/>
              </text:list-item>
              <text:list-item>
                <text:p text:style-name="P16">$r9 = [] &lt;=&gt; "";</text:p>
                <text:p text:style-name="P16"/>
              </text:list-item>
              <text:list-item>
                <text:p text:style-name="P16">$r10 = (1 &lt;=&gt; 2) &lt;=&gt; "";</text:p>
                <text:p text:style-name="P16"/>
              </text:list-item>
              <text:list-item>
                <text:p text:style-name="P16">$r11 = false &lt;=&gt; true;</text:p>
                <text:p text:style-name="P16"/>
              </text:list-item>
              <text:list-item>
                <text:p text:style-name="P16">$r12 = false &lt;=&gt; null;</text:p>
                <text:p text:style-name="P16"/>
              </text:list-item>
              <text:list-item>
                <text:p text:style-name="P16">$r13 = "0" &lt;=&gt; null;</text:p>
                <text:p text:style-name="P16">// pero ojo: "0" == null es false</text:p>
                <text:p text:style-name="P16"/>
              </text:list-item>
              <text:list-item>
                <text:p text:style-name="P16">$r14 = PHP_INT_MAX &lt;=&gt; new stdClass;</text:p>
                <text:p text:style-name="P16"/>
              </text:list-item>
              <text:list-item>
                <text:p text:style-name="P16">$r15 = [3, 4] &lt;=&gt; new stdClass;</text:p>
                <text:p text:style-name="P16"/>
              </text:list-item>
              <text:list-item>
                <text:p text:style-name="P16">$r16 = [3, 4] &lt;=&gt; [4, 3];</text:p>
                <text:p text:style-name="P16"/>
              </text:list-item>
              <text:list-item>
                <text:p text:style-name="P16">$r17 = [3, 3] &lt;=&gt; [3, 3];<text:line-break/><text:soft-page-break/></text:p>
              </text:list-item>
              <text:list-item>
                <text:p text:style-name="P16">$r18 = NAN &lt;=&gt; NAN;</text:p>
              </text:list-item>
            </text:list>
          </table:table-cell>
        </table:table-row>
      </table:table>
      <text:p text:style-name="P17"/>
      <text:p text:style-name="P7"/>
      <text:p text:style-name="P3">Valores fals<text:span text:style-name="T15">y</text:span> y valores truthy</text:p>
      <text:p text:style-name="P4"><text:span text:style-name="T13">4</text:span>. <text:span text:style-name="T7">Dada</text:span><text:span text:style-name="T8">s</text:span><text:span text:style-name="T7"> la</text:span><text:span text:style-name="T8">s</text:span><text:span text:style-name="T7"> siguiente expresión</text:span><text:span text:style-name="T8">es</text:span><text:span text:style-name="T7"> en PHP</text:span><text:span text:style-name="T8">, para cada una a</text:span><text:span text:style-name="T9">plicando las reglas de</text:span><text:span text:style-name="T8"> </text:span><text:span text:style-name="T9">orden de agrupación</text:span><text:span text:style-name="T8"> (</text:span><text:span text:style-name="T9">precedencia y asociatividad</text:span><text:span text:style-name="T8">) y </text:span><text:span text:style-name="T9">orden de evaluación</text:span><text:span text:style-name="T8">:</text:span></text:p>
      <text:list text:continue-list="list201653497904504" text:style-name="L1">
        <text:list-item>
          <text:p text:style-name="P5"><text:span text:style-name="T10">pon paréntesis de forma que, sin modificar su funcionalidad, haga claro en qué orden se evalúa.</text:span><text:span text:style-name="T11"> </text:span></text:p>
        </text:list-item>
        <text:list-item>
          <text:p text:style-name="P6">indica el valor resultante de la expresión y de las variables, si las hay</text:p>
        </text:list-item>
      </text:list>
      <text:p text:style-name="P7"/>
      <table:table table:name="Tabla8" table:style-name="Tabla8">
        <table:table-column table:style-name="Tabla8.A"/>
        <table:table-row>
          <table:table-cell table:style-name="Tabla8.A1" office:value-type="string">
            <text:list text:continue-list="list201653041067424" text:style-name="L2">
              <text:list-item text:start-value="1">
                <text:p text:style-name="P18">$r1 = -0 ? "verdadero" : "falso";</text:p>
              </text:list-item>
            </text:list>
            <text:p text:style-name="P19"/>
            <text:list text:continue-numbering="true" text:style-name="L2">
              <text:list-item>
                <text:p text:style-name="P18">$r2 = [] ? "verdadero" : "falso";</text:p>
                <text:p text:style-name="P18"/>
              </text:list-item>
              <text:list-item>
                <text:p text:style-name="P18">$r3 = "" ? "verdadero" : "falso";</text:p>
                <text:p text:style-name="P18"/>
              </text:list-item>
              <text:list-item>
                <text:p text:style-name="P18">$r4 = "0" ? "verdadero" : "falso";</text:p>
                <text:p text:style-name="P18"/>
              </text:list-item>
              <text:list-item>
                <text:p text:style-name="P18">$r5 = "00" ? "verdadero" : "falso";</text:p>
                <text:p text:style-name="P18"/>
              </text:list-item>
              <text:list-item>
                <text:p text:style-name="P18">$r6 = null ? "verdadero" : "falso";</text:p>
                <text:p text:style-name="P18"/>
              </text:list-item>
              <text:list-item>
                <text:p text:style-name="P18">$a7;</text:p>
                <text:p text:style-name="P18">$r7 = $a7 ? "verdadero" : "falso";</text:p>
                <text:p text:style-name="P18"/>
              </text:list-item>
              <text:list-item>
                <text:p text:style-name="P18">$a8;</text:p>
                <text:p text:style-name="P18">$r8 = $a8 == null ? "verdadero" : "falso";</text:p>
                <text:p text:style-name="P18"/>
              </text:list-item>
              <text:list-item>
                <text:p text:style-name="P18">$r9 = null == "0" ? "verdadero" : "falso";</text:p>
                <text:p text:style-name="P18"/>
              </text:list-item>
              <text:list-item>
                <text:p text:style-name="P18">$r11 = array() == null ? "verdadero" : "falso";</text:p>
                <text:p text:style-name="P18"/>
              </text:list-item>
              <text:list-item>
                <text:p text:style-name="P18">$r12 = array() == "0" ? "verdadero" : "falso";</text:p>
              </text:list-item>
            </text:list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683cm" style:rel-column-width="2655*"/>
    </style:style>
    <style:style style:name="Tabla4.B" style:family="table-column">
      <style:table-column-properties style:column-width="11.919cm" style:rel-column-width="6757*"/>
    </style:style>
    <style:style style:name="Tabla4.C" style:family="table-column">
      <style:table-column-properties style:column-width="2.399cm" style:rel-column-width="1360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4.3cm" style:type="center"/>
          <style:tab-stop style:position="11.404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4.498cm" style:type="center"/>
          <style:tab-stop style:position="11.404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d861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d861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d861e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6" style:family="text">
      <style:text-properties fo:color="#6666ff" loext:opacity="100%" style:font-name="Berlin Sans FB Demi" fo:font-size="9pt" fo:language="zxx" fo:country="none" fo:font-style="italic" fo:text-shadow="1pt 1pt" fo:font-weight="bold" officeooo:rsid="0181b4f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" text:anchor-type="as-char" svg:width="4.232cm" svg:height="0.836cm" draw:z-index="8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</text:span><text:span text:style-name="MT5">/202</text:span><text:span text:style-name="MT6">5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6">8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5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2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7H57M48S</meta:editing-duration>
    <meta:editing-cycles>318</meta:editing-cycles>
    <meta:generator>LibreOffice/24.8.1.2$Windows_X86_64 LibreOffice_project/87fa9aec1a63e70835390b81c40bb8993f1d4ff6</meta:generator>
    <dc:date>2024-09-18T20:16:52.251000000</dc:date>
    <meta:print-date>2020-01-09T12:56:09.293000000</meta:print-date>
    <meta:document-statistic meta:table-count="5" meta:image-count="3" meta:object-count="0" meta:page-count="3" meta:paragraph-count="98" meta:word-count="730" meta:character-count="3345" meta:non-whitespace-character-count="2760"/>
    <meta:user-defined meta:name="Info 1"/>
    <meta:user-defined meta:name="Info 2"/>
    <meta:user-defined meta:name="Info 3"/>
    <meta:user-defined meta:name="Info 4"/>
  </office:meta>
</office:document-meta>
</file>